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>
        <draw:custom-shape draw:style-name="gr1" draw:text-style-name="P1" draw:layer="layout" svg:width="6.2cm" svg:height="3.8cm" svg:x="19.6cm" svg:y="8.6cm">
          <text:p text:style-name="P1">Command</text:p>
          <text:p text:style-name="P1">(1)命令解析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3.4cm" svg:x="9.4cm" svg:y="2.6cm">
          <text:p text:style-name="P1">Http</text:p>
          <text:p text:style-name="P2">(1)解析url</text:p>
          <text:p text:style-name="P1">(2)创建http连接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2cm" svg:height="7cm" svg:x="1.8cm" svg:y="7cm">
          <text:p text:style-name="P1">Thread</text:p>
          <text:p text:style-name="P2">(1)初始化线程池</text:p>
          <text:p text:style-name="P2">(2)合并线程</text:p>
          <text:p text:style-name="P2">(3)设置线程参数</text:p>
          <text:p text:style-name="P2">(4)解析http get请求</text:p>
          <text:p text:style-name="P2"><text:s text:c="5"/>的返回结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2cm" svg:height="3.8cm" svg:x="9.8cm" svg:y="15.6cm">
          <text:p text:style-name="P1">Print</text:p>
          <text:p text:style-name="P2">(1)打印各种错误提示</text:p>
          <text:p text:style-name="P2">(2) 打印帮助信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6cm" svg:y1="12.4cm" svg:x2="16cm" svg:y2="16.2cm">
          <text:p/>
        </draw:line>
        <draw:frame draw:style-name="gr3" draw:layer="layout" svg:width="4.798cm" svg:height="1.085cm" svg:x="18.6cm" svg:y="14.4cm">
          <draw:text-box>
            <text:p>失败/帮助信息</text:p>
          </draw:text-box>
        </draw:frame>
        <draw:line draw:style-name="gr2" draw:text-style-name="P1" draw:layer="layout" svg:x1="19.6cm" svg:y1="10.2cm" svg:x2="8cm" svg:y2="10.2cm">
          <text:p/>
        </draw:line>
        <draw:line draw:style-name="gr2" draw:text-style-name="P1" draw:layer="layout" svg:x1="14.4cm" svg:y1="10.2cm" svg:x2="14.4cm" svg:y2="6cm">
          <text:p/>
        </draw:line>
        <draw:frame draw:style-name="gr3" draw:layer="layout" svg:width="3.042cm" svg:height="1.085cm" svg:x="16.2cm" svg:y="8.8cm">
          <draw:text-box>
            <text:p>解析成功</text:p>
          </draw:text-box>
        </draw:frame>
        <draw:frame draw:style-name="gr3" draw:layer="layout" svg:width="1.205cm" svg:height="0.962cm" svg:x="12.722cm" svg:y="7.386cm">
          <draw:text-box>
            <text:p>url</text:p>
          </draw:text-box>
        </draw:frame>
        <draw:frame draw:style-name="gr3" draw:layer="layout" svg:width="7.189cm" svg:height="1.085cm" svg:x="8.011cm" svg:y="10.4cm">
          <draw:text-box>
            <text:p>线程数,并发数,请求数</text:p>
          </draw:text-box>
        </draw:frame>
        <draw:frame draw:style-name="gr4" draw:layer="layout" svg:width="5.2cm" svg:height="1.085cm" svg:x="2.6cm" svg:y="4.2cm">
          <draw:text-box>
            <text:p>模拟多用户请求</text:p>
          </draw:text-box>
        </draw:frame>
        <draw:line draw:style-name="gr2" draw:text-style-name="P1" draw:layer="layout" svg:x1="4.8cm" svg:y1="7cm" svg:x2="9.4cm" svg:y2="3.8cm">
          <text:p/>
        </draw:line>
        <draw:line draw:style-name="gr5" draw:text-style-name="P1" draw:layer="layout" svg:x1="10.4cm" svg:y1="6cm" svg:x2="7.8cm" svg:y2="7.8cm">
          <text:p/>
        </draw:line>
        <draw:frame draw:style-name="gr3" draw:layer="layout" svg:width="4.312cm" svg:height="1.085cm" svg:x="8cm" svg:y="6.96cm">
          <draw:text-box>
            <text:p>返回请求结果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07:36:22.775720790</meta:creation-date>
    <dc:date>2018-03-20T07:48:40.601751661</dc:date>
    <meta:editing-duration>P0D</meta:editing-duration>
    <meta:editing-cycles>1</meta:editing-cycles>
    <meta:generator>LibreOffice/4.2.8.2$Linux_X86_64 LibreOffice_project/420m0$Build-2</meta:generator>
    <meta:document-statistic meta:object-count="38"/>
  </office:meta>
</office:document-meta>
</file>